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6.3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.25pt" style:use-optimal-row-height="false" fo:break-before="auto"/>
    </style:style>
    <style:style style:name="ro3" style:family="table-row">
      <style:table-row-properties style:row-height="53.75pt" style:use-optimal-row-height="fals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25pt" style:use-optimal-row-height="true" fo:break-before="auto"/>
    </style:style>
    <style:style style:name="ro6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table:style-name="ce2"/>
          <table:table-cell office:value-type="string" table:style-name="ce3">
            <text:p>Equipo 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berto</text:p>
          </table:table-cell>
          <table:table-cell office:value-type="string" table:style-name="ce3">
            <text:p>Alejandr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Ia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Trabajo en clase.</text:p>
          </table:table-cell>
          <table:table-cell office:value-type="string" table:style-name="ce9">
            <text:p>Trabajo en clase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Reunion. Trabajo en clase. Estructura inicial del proyecto. GUI de Login. GUI de registrarse.Reunión Online. Logica Login y signup. Conexion con BD en Heroku. Colocacion mapa en GUI.</text:p>
          </table:table-cell>
          <table:table-cell office:value-type="string" table:style-name="ce9">
            <text:p>Reunion. Trabajo en clase.Reunión Online. Logica Login y signup. Conexion con BD en Heroku. Repositorio de espacios.</text:p>
          </table:table-cell>
          <table:table-cell office:value-type="string" table:style-name="ce9">
            <text:p>Reunion. Desplegar BBDD Heroku. Reunión Online.Depurar datos Excel. Crear y poblar BBDD. Desplegar QGIS Server AWS.</text:p>
          </table:table-cell>
          <table:table-cell office:value-type="string" table:style-name="ce9">
            <text:p>Reunion. Trabajo en clase. Reunión online (vista posteriormente), Lógica y Test de Horarios</text:p>
          </table:table-cell>
          <table:table-cell office:value-type="string" table:style-name="ce10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9-12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Memoria de la entrega intermedia. Diagramas. Conexión con QGIS Server. Preparación capas QGIS.</text:p>
          </table:table-cell>
          <table:table-cell office:value-type="string" table:style-name="ce9">
            <text:p>Preparación de capas QGIS.</text:p>
          </table:table-cell>
          <table:table-cell office:value-type="string" table:style-name="ce9">
            <text:p>Memoria de la entrega intermedia. Configuración QGIS Server. Preparación capas QGIS. Instalación Geoserver AWS. Configuración BBDD espacial y Geoserver AWS</text:p>
          </table:table-cell>
          <table:table-cell office:value-type="string" table:style-name="ce9">
            <text:p>Diseño de interfaz del administrador para la gestión de horarios.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3">
            <text:p>Semanas 13-16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6" table:style-name="ce8">
            <text:p>6</text:p>
          </table:table-cell>
          <table:table-cell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44" table:formula="of:=SUM([.B4];[.B7];[.B10];[.B13])" table:style-name="ce6">
            <text:p>44</text:p>
          </table:table-cell>
          <table:table-cell office:value-type="float" office:value="28" table:formula="of:=SUM([.C4];[.C7];[.C10];[.C13])" table:style-name="ce6">
            <text:p>28</text:p>
          </table:table-cell>
          <table:table-cell office:value-type="float" office:value="39" table:formula="of:=SUM([.D4];[.D7];[.D10];[.D13])" table:style-name="ce6">
            <text:p>39</text:p>
          </table:table-cell>
          <table:table-cell office:value-type="float" office:value="27" table:formula="of:=SUM([.E4];[.E7];[.E10];[.E13])" table:style-name="ce6">
            <text:p>27</text:p>
          </table:table-cell>
          <table:table-cell office:value-type="float" office:value="19" table:formula="of:=SUM([.F4];[.F7];[.F10];[.F13])" table:style-name="ce6">
            <text:p>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 descripción del trabajo debe ser breve, pero suficiente para saber qué habéis hecho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 incluyáis las horas de asistencia a clases de teoría y problema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 debéis incluir las horas de reuniones tanto las supervisadas (con profesor) como las que hagáis por vuestra cuenta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Ejemplo" table:style-name="ta1">
        <table:table-column table:style-name="co5" table:default-cell-style-name="ce5"/>
        <table:table-column table:style-name="co6" table:number-columns-repeated="4" table:default-cell-style-name="ce1"/>
        <table:table-column table:style-name="co7" table:default-cell-style-name="ce1"/>
        <table:table-column table:style-name="co3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6" table:style-name="ce8">
            <text:p>6</text:p>
          </table:table-cell>
          <table:table-cell office:value-type="float" office:value="5.5" table:style-name="ce8">
            <text:p>5,5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5">
          <table:table-cell table:style-name="ce11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David Mañas Vidorreta</dc:creator>
    <meta:creation-date>2009-04-16T11:32:48Z</meta:creation-date>
    <dc:date>2018-04-19T04:09:42Z</dc:date>
    <meta:editing-cycles>50</meta:editing-cycles>
    <meta:editing-duration>PT9661S</meta:editing-duration>
    <meta:user-defined meta:name="Info 1"/>
    <meta:user-defined meta:name="Info 2"/>
    <meta:user-defined meta:name="Info 3"/>
    <meta:user-defined meta:name="Info 4"/>
  </office:meta>
</office:document-meta>
</file>